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3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5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4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5">Javascript</text:span><text:span text:style-name="T26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7">В</text:span><text:span text:style-name="T28"><text:s/></text:span><text:span text:style-name="T29">чем</text:span><text:span text:style-name="T30"><text:s/></text:span><text:span text:style-name="T31">разница</text:span><text:span text:style-name="T32"><text:s/></text:span><text:span text:style-name="T33">между</text:span><text:span text:style-name="T34"><text:s/></text:span><text:span text:style-name="T35">операторами</text:span><text:span text:style-name="T36"><text:s/>"=="</text:span><text:span text:style-name="T37">и</text:span><text:span text:style-name="T38"><text:s/>"==="?</text:span><text:span text:style-name="T39"/></text:p>
          </table:table-cell>
          <table:table-cell table:style-name="TableCell010201">
            <text:p text:style-name="P9"><text:span text:style-name="T40">Оператор "==" производит приведение типов , при его работе 5 == "5"<text:s text:c="2"/>=&gt;<text:s text:c="2"/>true</text:span><text:span text:style-name="T41"/></text:p>
          </table:table-cell>
        </table:table-row>
        <table:table-row table:style-name="TableRow0103">
          <table:table-cell table:style-name="TableCell010300">
            <text:p text:style-name="P11"><text:span text:style-name="T42">Что</text:span><text:span text:style-name="T43"><text:s/></text:span><text:span text:style-name="T44">такое</text:span><text:span text:style-name="T45"><text:s/></text:span><text:span text:style-name="T46">область</text:span><text:span text:style-name="T47"><text:s/></text:span><text:span text:style-name="T48">видимости</text:span><text:span text:style-name="T49"><text:s/>(Scope)?</text:span><text:span text:style-name="T50"/></text:p>
          </table:table-cell>
          <table:table-cell table:style-name="TableCell010301">
            <text:p text:style-name="P11"><text:span text:style-name="T51">область видимости переменных , сначала происходит поиск переменной внутри блока ограниченного {}, после идёт "обращение наверх". В обратную сторону так не работает</text:span><text:span text:style-name="T52"/></text:p>
          </table:table-cell>
        </table:table-row>
        <table:table-row table:style-name="TableRow0104">
          <table:table-cell table:style-name="TableCell010400">
            <text:p text:style-name="P13"><text:span text:style-name="T53"><text:s/></text:span><text:span text:style-name="T54">В</text:span><text:span text:style-name="T55"><text:s/></text:span><text:span text:style-name="T56">каких</text:span><text:span text:style-name="T57"><text:s/></text:span><text:span text:style-name="T58">ситуациях</text:span><text:span text:style-name="T59"><text:s/></text:span><text:span text:style-name="T60">следует</text:span><text:span text:style-name="T61"><text:s/></text:span><text:span text:style-name="T62">использовать</text:span><text:span text:style-name="T63"><text:s/></text:span><text:span text:style-name="T64">ключевые</text:span><text:span text:style-name="T65"><text:s/></text:span><text:span text:style-name="T66">слова</text:span><text:span text:style-name="T67"><text:s/>let<text:s/></text:span><text:span text:style-name="T68">и</text:span><text:span text:style-name="T69"><text:s/>const?</text:span><text:span text:style-name="T70"/></text:p>
          </table:table-cell>
          <table:table-cell table:style-name="TableCell010401">
            <text:p text:style-name="P13"><text:span text:style-name="T71">всегда const кроме тех ситуаций , когда в переменной храниться примитивный тип данных, который будет изменяться</text:span><text:span text:style-name="T72"/></text:p>
          </table:table-cell>
        </table:table-row>
        <table:table-row table:style-name="TableRow0105">
          <table:table-cell table:style-name="TableCell010500">
            <text:p text:style-name="P15"><text:span text:style-name="T73">Что</text:span><text:span text:style-name="T74"><text:s/></text:span><text:span text:style-name="T75">такое</text:span><text:span text:style-name="T76"><text:s/></text:span><text:span text:style-name="T77">прототип</text:span><text:span text:style-name="T78"><text:s/></text:span><text:span text:style-name="T79">объекта</text:span><text:span text:style-name="T80">?</text:span><text:span text:style-name="T81"/></text:p>
          </table:table-cell>
          <table:table-cell table:style-name="TableCell010501">
            <text:p text:style-name="P15"><text:span text:style-name="T82">объект в js может иметь ссылку на свой прототип , если свойство не будет найдено у самого объекта ,<text:s text:c="2"/>последует обращение к его прототипу. Похоже на наследование в объектно ориентированных языках</text:span><text:span text:style-name="T83"/></text:p>
          </table:table-cell>
        </table:table-row>
        <table:table-row table:style-name="TableRow0106">
          <table:table-cell table:style-name="TableCell010600">
            <text:p text:style-name="P17"><text:span text:style-name="T84">Какое</text:span><text:span text:style-name="T85"><text:s/></text:span><text:span text:style-name="T86">значение</text:span><text:span text:style-name="T87"><text:s/></text:span><text:span text:style-name="T88">имеет</text:span><text:span text:style-name="T89"><text:s/>this?</text:span><text:span text:style-name="T90"/></text:p>
          </table:table-cell>
          <table:table-cell table:style-name="TableCell010601">
            <text:p text:style-name="P17"><text:span text:style-name="T91">this -<text:s/></text:span><text:span text:style-name="T92">контекст вызова - если на обьекте<text:s text:c="2"/>была вызвана функция, внутри функции к полям объекта можно обратиться через this. В js нужно или биндить или использовать стрелочные функции</text:span><text:span text:style-name="T93"/></text:p>
          </table:table-cell>
        </table:table-row>
        <table:table-row table:style-name="TableRow0107">
          <table:table-cell table:style-name="TableCell010700">
            <text:p text:style-name="P19"><text:span text:style-name="T94">Какими</text:span><text:span text:style-name="T95"><text:s/></text:span><text:span text:style-name="T96">способами</text:span><text:span text:style-name="T97"><text:s/></text:span><text:span text:style-name="T98">можно</text:span><text:span text:style-name="T99"><text:s/></text:span><text:span text:style-name="T100">клонировать</text:span><text:span text:style-name="T101"><text:s/></text:span><text:span text:style-name="T102">объект</text:span><text:span text:style-name="T103">?</text:span><text:span text:style-name="T104"/></text:p>
          </table:table-cell>
          <table:table-cell table:style-name="TableCell010701">
            <text:p text:style-name="P19"><text:span text:style-name="T105">Спред оператором {...obj} или с помощью JSON</text:span><text:span text:style-name="T106"/></text:p>
          </table:table-cell>
        </table:table-row>
        <table:table-row table:style-name="TableRow0108">
          <table:table-cell table:style-name="TableCell010800">
            <text:p text:style-name="P21"><text:span text:style-name="T107">Что</text:span><text:span text:style-name="T108"><text:s/></text:span><text:span text:style-name="T109">такое</text:span><text:span text:style-name="T110"><text:s/>XMLHttpRequest<text:s/></text:span><text:span text:style-name="T111">и</text:span><text:span text:style-name="T112"><text:s/></text:span><text:span text:style-name="T113">зачем</text:span><text:span text:style-name="T114"><text:s/></text:span><text:span text:style-name="T115">он</text:span><text:span text:style-name="T116"><text:s/></text:span><text:span text:style-name="T117">нужен</text:span><text:span text:style-name="T118">?</text:span><text:span text:style-name="T119"/></text:p>
          </table:table-cell>
          <table:table-cell table:style-name="TableCell010801">
            <text:p text:style-name="P21"><text:span text:style-name="T120">это объект браузера, который позволяет делать запросы на сервер<text:s/></text:span><text:span text:style-name="T121"/></text:p>
          </table:table-cell>
        </table:table-row>
        <table:table-row table:style-name="TableRow0109">
          <table:table-cell table:style-name="TableCell010900" table:number-columns-spanned="2">
            <text:p text:style-name="P24"><text:span text:style-name="T122">Разное</text:span><text:span text:style-name="T123"/></text:p>
          </table:table-cell>
          <table:covered-table-cell/>
        </table:table-row>
        <table:table-row table:style-name="TableRow0110">
          <table:table-cell table:style-name="TableCell011000">
            <text:p text:style-name="P27"><text:span text:style-name="T124">Что</text:span><text:span text:style-name="T125"><text:s/></text:span><text:span text:style-name="T126">такое</text:span><text:span text:style-name="T127"><text:s/>cookies?</text:span><text:span text:style-name="T128"/></text:p>
          </table:table-cell>
          <table:table-cell table:style-name="TableCell011001">
            <text:p text:style-name="P27"><text:span text:style-name="T129">хранилище данных, которое добавляется к запросу на сервер , как и localstorage служит для хранения данных у пользователя</text:span><text:span text:style-name="T130"/></text:p>
          </table:table-cell>
        </table:table-row>
        <table:table-row table:style-name="TableRow0111">
          <table:table-cell table:style-name="TableCell011100">
            <text:p text:style-name="P29"><text:span text:style-name="T131">В</text:span><text:span text:style-name="T132"><text:s/></text:span><text:span text:style-name="T133">чем</text:span><text:span text:style-name="T134"><text:s/></text:span><text:span text:style-name="T135">разница</text:span><text:span text:style-name="T136"><text:s/></text:span><text:span text:style-name="T137">между</text:span><text:span text:style-name="T138"><text:s/>padding<text:s/></text:span><text:span text:style-name="T139">и</text:span><text:span text:style-name="T140"><text:s/>margin?</text:span><text:span text:style-name="T141"/></text:p>
          </table:table-cell>
          <table:table-cell table:style-name="TableCell011101">
            <text:p text:style-name="P29"><text:span text:style-name="T142">padding -<text:s/></text:span><text:span text:style-name="T143">Внутренние отступы в блоке, margin - внешние.<text:s text:c="2"/>Margin могут схлопываться</text:span><text:span text:style-name="T144"/></text:p>
          </table:table-cell>
        </table:table-row>
        <table:table-row table:style-name="TableRow0112">
          <table:table-cell table:style-name="TableCell011200">
            <text:p text:style-name="P31"><text:span text:style-name="T145">Что</text:span><text:span text:style-name="T146"><text:s/></text:span><text:span text:style-name="T147">такое</text:span><text:span text:style-name="T148"><text:s/></text:span><text:span text:style-name="T149">сессии</text:span><text:span text:style-name="T150"><text:s/></text:span><text:span text:style-name="T151">и</text:span><text:span text:style-name="T152"><text:s/></text:span><text:span text:style-name="T153">зачем</text:span><text:span text:style-name="T154"><text:s/></text:span><text:span text:style-name="T155">они</text:span><text:span text:style-name="T156"><text:s/></text:span><text:span text:style-name="T157">используются</text:span><text:span text:style-name="T158">?</text:span><text:span text:style-name="T159"/></text:p>
          </table:table-cell>
          <table:table-cell table:style-name="TableCell011201">
            <text:p text:style-name="P31"><text:span text:style-name="T160">это время во время которого все<text:s text:c="2"/>запросы пользователя на сервер будут связаны именно с ним</text:span><text:span text:style-name="T161"/></text:p>
          </table:table-cell>
        </table:table-row>
        <table:table-row table:style-name="TableRow0113">
          <table:table-cell table:style-name="TableCell011300">
            <text:p text:style-name="P33"><text:span text:style-name="T162">Опишите</text:span><text:span text:style-name="T163"><text:s/></text:span><text:span text:style-name="T164">что</text:span><text:span text:style-name="T165"><text:s/></text:span><text:span text:style-name="T166">будет</text:span><text:span text:style-name="T167"><text:s/></text:span><text:span text:style-name="T168">происходить</text:span><text:span text:style-name="T169"><text:s/></text:span><text:span text:style-name="T170">«</text:span><text:span text:style-name="T171">под</text:span><text:span text:style-name="T172"><text:s/></text:span><text:span text:style-name="T173">капотом</text:span><text:span text:style-name="T174">»<text:s/></text:span><text:span text:style-name="T175">после</text:span><text:span text:style-name="T176"><text:s/></text:span><text:span text:style-name="T177">ввода</text:span><text:span text:style-name="T178"><text:s/></text:span><text:span text:style-name="T179">адреса</text:span><text:span text:style-name="T180"><text:s/></text:span><text:span text:style-name="T181">сайта</text:span><text:span text:style-name="T182"><text:s/></text:span><text:span text:style-name="T183">в</text:span><text:span text:style-name="T184"><text:s/></text:span><text:span text:style-name="T185">браузере</text:span><text:span text:style-name="T186"><text:s/></text:span><text:span text:style-name="T187">и</text:span><text:span text:style-name="T188"><text:s/></text:span><text:span text:style-name="T189">нажатия</text:span><text:span text:style-name="T190"><text:s/>Enter?</text:span><text:span text:style-name="T191"/></text:p>
          </table:table-cell>
          <table:table-cell table:style-name="TableCell011301">
            <text:p text:style-name="P33"><text:span text:style-name="T192">браузер обратиться к dns серверу и получает ip адрес сервера по которому отправляет запрос</text:span><text:span text:style-name="T193"/></text:p>
          </table:table-cell>
        </table:table-row>
      </table:table>
      <text:p text:style-name="P35"><text:span text:style-name="T19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